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1.71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undamentos_20_Data_20_Analysis_20_1_20_-_20_E">
      <style:table-properties table:display="true" style:writing-mode="lr-tb"/>
    </style:style>
    <style:style style:name="ce1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damentos Data Analysis 1 - E" table:style-name="ta1">
        <office:forms form:automatic-focus="false" form:apply-design-mode="false"/>
        <table:shapes>
          <draw:frame draw:z-index="0" draw:style-name="gr1" draw:text-style-name="P1" svg:width="6.902in" svg:height="4.4579in" svg:x="7.2756in" svg:y="0in">
            <draw:object draw:notify-on-update-of-ranges="'Fundamentos Data Analysis 1 - E'.A1:'Fundamentos Data Analysis 1 - E'.A1 'Fundamentos Data Analysis 1 - E'.A2:'Fundamentos Data Analysis 1 - E'.A25 'Fundamentos Data Analysis 1 - E'.B1:'Fundamentos Data Analysis 1 - E'.B1 'Fundamentos Data Analysis 1 - E'.B2:'Fundamentos Data Analysis 1 - E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118in" svg:height="3.7406in" svg:x="7.2862in" svg:y="4.1012in">
            <draw:object draw:notify-on-update-of-ranges="'Fundamentos Data Analysis 1 - E'.C2:'Fundamentos Data Analysis 1 - E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35in" svg:x="0.0756in" svg:y="4.9988in">
            <draw:object draw:notify-on-update-of-ranges="'Fundamentos Data Analysis 1 - E'.D1:'Fundamentos Data Analysis 1 - E'.D1 'Fundamentos Data Analysis 1 - E'.D2:'Fundamentos Data Analysis 1 - E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3" office:value-type="string" calcext:value-type="string">
            <text:p>Vendas em mil R$</text:p>
          </table:table-cell>
          <table:table-cell table:style-name="ce4" office:value-type="string" calcext:value-type="string">
            <text:p>Aumento das Vendas Por mês</text:p>
          </table:table-cell>
          <table:table-cell table:style-name="ce4" office:value-type="string" calcext:value-type="string">
            <text:p>Aceleração das Vendas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1-01" calcext:value-type="date">
            <text:p>1-Jan-2014</text:p>
          </table:table-cell>
          <table:table-cell table:style-name="ce3" office:value-type="float" office:value="10" calcext:value-type="float">
            <text:p>10</text:p>
          </table:table-cell>
          <table:table-cell table:formula="of:= [.B3]-[.B2]" office:value-type="float" office:value="10" calcext:value-type="float">
            <text:p>10</text:p>
          </table:table-cell>
          <table:table-cell table:formula="of:=[.C3]-[.C2]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2-01" calcext:value-type="date">
            <text:p>1-Feb-2014</text:p>
          </table:table-cell>
          <table:table-cell table:style-name="ce3" office:value-type="float" office:value="20" calcext:value-type="float">
            <text:p>20</text:p>
          </table:table-cell>
          <table:table-cell table:formula="of:= [.B4]-[.B3]" office:value-type="float" office:value="13" calcext:value-type="float">
            <text:p>13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3-01" calcext:value-type="date">
            <text:p>1-Mar-2014</text:p>
          </table:table-cell>
          <table:table-cell table:style-name="ce3" office:value-type="float" office:value="33" calcext:value-type="float">
            <text:p>33</text:p>
          </table:table-cell>
          <table:table-cell table:formula="of:= [.B5]-[.B4]" office:value-type="float" office:value="14" calcext:value-type="float">
            <text:p>14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4-01" calcext:value-type="date">
            <text:p>1-Apr-2014</text:p>
          </table:table-cell>
          <table:table-cell table:style-name="ce3" office:value-type="float" office:value="47" calcext:value-type="float">
            <text:p>47</text:p>
          </table:table-cell>
          <table:table-cell table:formula="of:= [.B6]-[.B5]" office:value-type="float" office:value="16" calcext:value-type="float">
            <text:p>16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5-01" calcext:value-type="date">
            <text:p>1-May-2014</text:p>
          </table:table-cell>
          <table:table-cell table:style-name="ce3" office:value-type="float" office:value="63" calcext:value-type="float">
            <text:p>63</text:p>
          </table:table-cell>
          <table:table-cell table:formula="of:= [.B7]-[.B6]" office:value-type="float" office:value="18" calcext:value-type="float">
            <text:p>18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6-01" calcext:value-type="date">
            <text:p>1-Jun-2014</text:p>
          </table:table-cell>
          <table:table-cell table:style-name="ce3" office:value-type="float" office:value="81" calcext:value-type="float">
            <text:p>81</text:p>
          </table:table-cell>
          <table:table-cell table:formula="of:= 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7-01" calcext:value-type="date">
            <text:p>1-Jul-2014</text:p>
          </table:table-cell>
          <table:table-cell table:style-name="ce3" office:value-type="float" office:value="101" calcext:value-type="float">
            <text:p>101</text:p>
          </table:table-cell>
          <table:table-cell table:formula="of:= [.B9]-[.B8]" office:value-type="float" office:value="23" calcext:value-type="float">
            <text:p>23</text:p>
          </table:table-cell>
          <table:table-cell table:formula="of:=[.C9]-[.C8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8-01" calcext:value-type="date">
            <text:p>1-Aug-2014</text:p>
          </table:table-cell>
          <table:table-cell table:style-name="ce3" office:value-type="float" office:value="124" calcext:value-type="float">
            <text:p>124</text:p>
          </table:table-cell>
          <table:table-cell table:formula="of:= 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09-01" calcext:value-type="date">
            <text:p>1-Sep-2014</text:p>
          </table:table-cell>
          <table:table-cell table:style-name="ce3" office:value-type="float" office:value="148" calcext:value-type="float">
            <text:p>148</text:p>
          </table:table-cell>
          <table:table-cell table:formula="of:= [.B11]-[.B10]" office:value-type="float" office:value="26" calcext:value-type="float">
            <text:p>26</text:p>
          </table:table-cell>
          <table:table-cell table:formula="of:=[.C11]-[.C10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10-01" calcext:value-type="date">
            <text:p>1-Oct-2014</text:p>
          </table:table-cell>
          <table:table-cell table:style-name="ce3" office:value-type="float" office:value="174" calcext:value-type="float">
            <text:p>174</text:p>
          </table:table-cell>
          <table:table-cell table:formula="of:= [.B12]-[.B11]" office:value-type="float" office:value="27" calcext:value-type="float">
            <text:p>27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11-01" calcext:value-type="date">
            <text:p>1-Nov-2014</text:p>
          </table:table-cell>
          <table:table-cell table:style-name="ce3" office:value-type="float" office:value="201" calcext:value-type="float">
            <text:p>201</text:p>
          </table:table-cell>
          <table:table-cell table:formula="of:= [.B13]-[.B12]" office:value-type="float" office:value="29" calcext:value-type="float">
            <text:p>29</text:p>
          </table:table-cell>
          <table:table-cell table:formula="of:=[.C13]-[.C12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4-12-01" calcext:value-type="date">
            <text:p>1-Dec-2014</text:p>
          </table:table-cell>
          <table:table-cell table:style-name="ce3" office:value-type="float" office:value="230" calcext:value-type="float">
            <text:p>230</text:p>
          </table:table-cell>
          <table:table-cell table:formula="of:= [.B14]-[.B13]" office:value-type="float" office:value="31" calcext:value-type="float">
            <text:p>31</text:p>
          </table:table-cell>
          <table:table-cell table:formula="of:=[.C14]-[.C13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1-01" calcext:value-type="date">
            <text:p>1-Jan-2015</text:p>
          </table:table-cell>
          <table:table-cell table:style-name="ce3" office:value-type="float" office:value="261" calcext:value-type="float">
            <text:p>261</text:p>
          </table:table-cell>
          <table:table-cell table:formula="of:= [.B15]-[.B14]" office:value-type="float" office:value="32" calcext:value-type="float">
            <text:p>32</text:p>
          </table:table-cell>
          <table:table-cell table:formula="of:=[.C15]-[.C14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2-01" calcext:value-type="date">
            <text:p>1-Feb-2015</text:p>
          </table:table-cell>
          <table:table-cell table:style-name="ce3" office:value-type="float" office:value="293" calcext:value-type="float">
            <text:p>293</text:p>
          </table:table-cell>
          <table:table-cell table:formula="of:= [.B16]-[.B15]" office:value-type="float" office:value="33" calcext:value-type="float">
            <text:p>33</text:p>
          </table:table-cell>
          <table:table-cell table:formula="of:=[.C16]-[.C15]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3-01" calcext:value-type="date">
            <text:p>1-Mar-2015</text:p>
          </table:table-cell>
          <table:table-cell table:style-name="ce3" office:value-type="float" office:value="326" calcext:value-type="float">
            <text:p>326</text:p>
          </table:table-cell>
          <table:table-cell table:formula="of:= [.B17]-[.B16]" office:value-type="float" office:value="36" calcext:value-type="float">
            <text:p>36</text:p>
          </table:table-cell>
          <table:table-cell table:formula="of:=[.C17]-[.C16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4-01" calcext:value-type="date">
            <text:p>1-Apr-2015</text:p>
          </table:table-cell>
          <table:table-cell table:style-name="ce3" office:value-type="float" office:value="362" calcext:value-type="float">
            <text:p>362</text:p>
          </table:table-cell>
          <table:table-cell table:formula="of:= [.B18]-[.B17]" office:value-type="float" office:value="38" calcext:value-type="float">
            <text:p>38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5-01" calcext:value-type="date">
            <text:p>1-May-2015</text:p>
          </table:table-cell>
          <table:table-cell table:style-name="ce3" office:value-type="float" office:value="400" calcext:value-type="float">
            <text:p>400</text:p>
          </table:table-cell>
          <table:table-cell table:formula="of:= [.B19]-[.B18]" office:value-type="float" office:value="40" calcext:value-type="float">
            <text:p>40</text:p>
          </table:table-cell>
          <table:table-cell table:formula="of:=[.C19]-[.C18]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6-01" calcext:value-type="date">
            <text:p>1-Jun-2015</text:p>
          </table:table-cell>
          <table:table-cell table:style-name="ce3" office:value-type="float" office:value="440" calcext:value-type="float">
            <text:p>440</text:p>
          </table:table-cell>
          <table:table-cell table:formula="of:= [.B20]-[.B19]" office:value-type="float" office:value="43" calcext:value-type="float">
            <text:p>43</text:p>
          </table:table-cell>
          <table:table-cell table:formula="of:=[.C20]-[.C19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7-01" calcext:value-type="date">
            <text:p>1-Jul-2015</text:p>
          </table:table-cell>
          <table:table-cell table:style-name="ce3" office:value-type="float" office:value="483" calcext:value-type="float">
            <text:p>483</text:p>
          </table:table-cell>
          <table:table-cell table:formula="of:= [.B21]-[.B20]" office:value-type="float" office:value="44" calcext:value-type="float">
            <text:p>44</text:p>
          </table:table-cell>
          <table:table-cell table:formula="of:=[.C21]-[.C20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8-01" calcext:value-type="date">
            <text:p>1-Aug-2015</text:p>
          </table:table-cell>
          <table:table-cell table:style-name="ce3" office:value-type="float" office:value="527" calcext:value-type="float">
            <text:p>527</text:p>
          </table:table-cell>
          <table:table-cell table:formula="of:= [.B22]-[.B21]" office:value-type="float" office:value="46" calcext:value-type="float">
            <text:p>46</text:p>
          </table:table-cell>
          <table:table-cell table:formula="of:=[.C22]-[.C21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09-01" calcext:value-type="date">
            <text:p>1-Sep-2015</text:p>
          </table:table-cell>
          <table:table-cell table:style-name="ce3" office:value-type="float" office:value="573" calcext:value-type="float">
            <text:p>573</text:p>
          </table:table-cell>
          <table:table-cell table:formula="of:= [.B23]-[.B22]" office:value-type="float" office:value="48" calcext:value-type="float">
            <text:p>48</text:p>
          </table:table-cell>
          <table:table-cell table:formula="of:=[.C23]-[.C22]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10-01" calcext:value-type="date">
            <text:p>1-Oct-2015</text:p>
          </table:table-cell>
          <table:table-cell table:style-name="ce3" office:value-type="float" office:value="621" calcext:value-type="float">
            <text:p>621</text:p>
          </table:table-cell>
          <table:table-cell table:formula="of:= [.B24]-[.B23]" office:value-type="float" office:value="49" calcext:value-type="float">
            <text:p>49</text:p>
          </table:table-cell>
          <table:table-cell table:formula="of:=[.C24]-[.C23]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" office:value-type="date" office:date-value="2015-11-01" calcext:value-type="date">
            <text:p>1-Nov-2015</text:p>
          </table:table-cell>
          <table:table-cell table:style-name="ce3" office:value-type="float" office:value="670" calcext:value-type="float">
            <text:p>670</text:p>
          </table:table-cell>
          <table:table-cell table:formula="of:= [.B25]-[.B24]" office:value-type="float" office:value="51" calcext:value-type="float">
            <text:p>51</text:p>
          </table:table-cell>
          <table:table-cell table:number-columns-repeated="61"/>
        </table:table-row>
        <table:table-row table:style-name="ro2">
          <table:table-cell table:style-name="ce1" office:value-type="date" office:date-value="2015-12-01" calcext:value-type="date">
            <text:p>1-Dec-2015</text:p>
          </table:table-cell>
          <table:table-cell table:style-name="ce3" office:value-type="float" office:value="721" calcext:value-type="float">
            <text:p>721</text:p>
          </table:table-cell>
          <table:table-cell table:number-columns-repeated="62"/>
        </table:table-row>
        <table:table-row table:style-name="ro2" table:number-rows-repeated="975">
          <table:table-cell table:style-name="ce2"/>
          <table:table-cell table:number-columns-repeated="63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ndamentos_20_Data_20_Analysis_20_1_20_-_20_E" style:display-name="PageStyle_Fundamentos Data Analysis 1 - 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9T13:48:01.355986431</dc:date>
    <meta:editing-duration>PT18M28S</meta:editing-duration>
    <meta:editing-cycles>1</meta:editing-cycles>
    <meta:document-statistic meta:table-count="1" meta:cell-count="97" meta:object-count="3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32cm" svg:height="11.324cm" xlink:href=".." xlink:type="simple" chart:class="chart:line" chart:style-name="ch1">
        <chart:title svg:x="4.833cm" svg:y="0.362cm" chart:style-name="ch2">
          <text:p>Venda de Produtos em mil RS por mês</text:p>
        </chart:title>
        <chart:legend chart:legend-position="end" svg:x="13.357cm" svg:y="5.363cm" style:legend-expansion="high" chart:style-name="ch3"/>
        <chart:plot-area chart:style-name="ch4" table:cell-range-address="'Fundamentos Data Analysis 1 - E'.A1:'Fundamentos Data Analysis 1 - E'.B25" chart:data-source-has-labels="both" svg:x="0.55cm" svg:y="1.623cm" svg:width="14.046cm" svg:height="9.124cm">
          <chartooo:coordinate-region svg:x="1.358cm" svg:y="1.822cm" svg:width="13.238cm" svg:height="8.278cm"/>
          <chart:axis chart:dimension="x" chart:name="primary-x" chart:style-name="ch5" chartooo:axis-type="auto">
            <chartooo:date-scale/>
            <chart:title svg:x="7.013cm" svg:y="10.764cm" chart:style-name="ch6">
              <text:p>Tempo</text:p>
            </chart:title>
            <chart:categories table:cell-range-address="'Fundamentos Data Analysis 1 - E'.A2:'Fundamentos Data Analysis 1 - E'.A25"/>
          </chart:axis>
          <chart:axis chart:dimension="y" chart:name="primary-y" chart:style-name="ch7">
            <chart:title svg:x="0cm" svg:y="8.61cm" chart:style-name="ch8">
              <text:p>Venda de Produtos em Mil Reais</text:p>
            </chart:title>
            <chart:grid chart:style-name="ch9" chart:class="major"/>
          </chart:axis>
          <chart:series chart:style-name="ch10" chart:values-cell-range-address="'Fundamentos Data Analysis 1 - E'.B2:'Fundamentos Data Analysis 1 - E'.B25" chart:label-cell-address="'Fundamentos Data Analysis 1 - E'.B1:'Fundamentos Data Analysis 1 - E'.B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mil R$</text:p>
                <draw:g>
                  <svg:desc>'Fundamentos Data Analysis 1 - E'.B1:'Fundamentos Data Analysis 1 - E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Fundamentos Data Analysis 1 - E'.A2:'Fundamentos Data Analysis 1 - E'.A25</svg:desc>
                </draw:g>
              </table:table-cell>
              <table:table-cell office:value-type="float" office:value="10">
                <text:p>10</text:p>
                <draw:g>
                  <svg:desc>'Fundamentos Data Analysis 1 - E'.B2:'Fundamentos Data Analysis 1 - E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1cm" svg:height="9.502cm" xlink:href=".." xlink:type="simple" chart:class="chart:line" chart:style-name="ch1">
        <chart:title svg:x="4.033cm" svg:y="0.326cm" chart:style-name="ch2">
          <text:p>Aumento de Vendas Por mês</text:p>
        </chart:title>
        <chart:legend chart:legend-position="end" svg:x="12.907cm" svg:y="4.452cm" style:legend-expansion="custom" chartooo:width="0.92cm" chartooo:height="0.598cm" style:legend-expansion-aspect-ratio="1.53846153846154" chart:style-name="ch3"/>
        <chart:plot-area chart:style-name="ch4" table:cell-range-address="'Fundamentos Data Analysis 1 - E'.C2:'Fundamentos Data Analysis 1 - E'.C24" svg:x="1.135cm" svg:y="1.384cm" svg:width="11.804cm" svg:height="6.88cm">
          <chartooo:coordinate-region svg:x="1.756cm" svg:y="1.583cm" svg:width="10.996cm" svg:height="6.034cm"/>
          <chart:axis chart:dimension="x" chart:name="primary-x" chart:style-name="ch5">
            <chart:title svg:x="5.511cm" svg:y="8.454cm" chart:style-name="ch6">
              <text:p>Aumento de Vendas</text:p>
            </chart:title>
          </chart:axis>
          <chart:axis chart:dimension="y" chart:name="primary-y" chart:style-name="ch5">
            <chart:title svg:x="0.295cm" svg:y="5.384cm" chart:style-name="ch7">
              <text:p>Tempo</text:p>
            </chart:title>
            <chart:grid chart:style-name="ch8" chart:class="major"/>
          </chart:axis>
          <chart:series chart:style-name="ch9" chart:values-cell-range-address="'Fundamentos Data Analysis 1 - E'.C2:'Fundamentos Data Analysis 1 - E'.C24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Fundamentos Data Analysis 1 - E'.C2:'Fundamentos Data Analysis 1 - E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title svg:x="4.82cm" svg:y="0.315cm" chart:style-name="ch2">
          <text:p>Aceleração de Vendas por Mês</text:p>
        </chart:title>
        <chart:legend chart:legend-position="end" svg:x="15.788cm" svg:y="4.191cm" style:legend-expansion="custom" chartooo:width="0cm" chartooo:height="0.598cm" style:legend-expansion-aspect-ratio="0" chart:style-name="ch3"/>
        <chart:plot-area chart:style-name="ch4" table:cell-range-address="'Fundamentos Data Analysis 1 - E'.D1:'Fundamentos Data Analysis 1 - E'.D23" chart:data-source-has-labels="row" svg:x="0.319cm" svg:y="1.273cm" svg:width="15.15cm" svg:height="7.528cm">
          <chartooo:coordinate-region svg:x="1.046cm" svg:y="1.473cm" svg:width="14.236cm" svg:height="6.68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undamentos Data Analysis 1 - E'.D2:'Fundamentos Data Analysis 1 - E'.D23" chart:label-cell-address="'Fundamentos Data Analysis 1 - E'.D1:'Fundamentos Data Analysis 1 - E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as Vendas</text:p>
                <draw:g>
                  <svg:desc>'Fundamentos Data Analysis 1 - E'.D1:'Fundamentos Data Analysis 1 - 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Fundamentos Data Analysis 1 - E'.D2:'Fundamentos Data Analysis 1 - E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